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none" fo:border-bottom="0.05pt solid #000000"/>
    </style:style>
    <style:style style:name="Table2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style:font-name-asian="WenQuanYi Micro Hei" style:font-size-asian="10.5pt" style:font-weight-asian="normal" style:font-name-complex="Lohit Hindi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style:font-name-asian="WenQuanYi Micro Hei" style:font-size-asian="10.5pt" style:font-weight-asian="bold" style:font-name-complex="Lohit Hindi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text-position="0% 100%" fo:font-size="12pt" fo:font-weight="bold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text-position="0% 100%"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text-position="0% 100%" style:font-name="Liberation Serif" fo:font-size="12pt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text-position="0% 100%" style:font-name="Liberation Serif" fo:font-size="12pt" style:font-name-asian="WenQuanYi Micro Hei" style:font-size-asian="10.5pt" style:font-name-complex="Lohit Hindi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text-position="0% 100%" style:font-name="Liberation Serif1" fo:font-size="12pt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style:font-name-asian="WenQuanYi Micro Hei" style:font-size-asian="10.5pt" style:font-name-complex="Lohit Hindi" style:font-size-complex="12pt"/>
    </style:style>
    <style:style style:name="P15" style:family="paragraph" style:parent-style-name="Table_20_Contents" style:list-style-name="L1">
      <style:paragraph-properties fo:text-align="start" style:justify-single-word="false"/>
      <style:text-properties style:text-position="0% 100%" fo:font-size="12pt" style:font-size-asian="10.5pt" style:font-size-complex="12pt"/>
    </style:style>
    <style:style style:name="P16" style:family="paragraph" style:parent-style-name="Table_20_Contents" style:list-style-name="L2">
      <style:paragraph-properties fo:text-align="start" style:justify-single-word="false"/>
      <style:text-properties style:text-position="0% 100%" fo:font-size="12pt" style:font-size-asian="10.5pt" style:font-size-complex="12pt"/>
    </style:style>
    <style:style style:name="P17" style:family="paragraph" style:parent-style-name="Table_20_Contents" style:list-style-name="L4">
      <style:paragraph-properties fo:text-align="start" style:justify-single-word="false"/>
      <style:text-properties style:text-position="0% 100%" fo:font-size="12pt" style:font-size-asian="10.5pt" style:font-size-complex="12pt"/>
    </style:style>
    <style:style style:name="P18" style:family="paragraph" style:parent-style-name="Table_20_Contents" style:list-style-name="L5">
      <style:paragraph-properties fo:text-align="start" style:justify-single-word="false"/>
      <style:text-properties style:text-position="0% 100%" fo:font-size="12pt" style:font-size-asian="10.5pt" style:font-size-complex="12pt"/>
    </style:style>
    <style:style style:name="P19" style:family="paragraph" style:parent-style-name="Table_20_Contents" style:list-style-name="L8">
      <style:paragraph-properties fo:text-align="start" style:justify-single-word="false"/>
      <style:text-properties style:text-position="0% 100%" fo:font-size="12pt" style:font-size-asian="10.5pt" style:font-size-complex="12pt"/>
    </style:style>
    <style:style style:name="P20" style:family="paragraph" style:parent-style-name="Table_20_Contents" style:list-style-name="L3">
      <style:paragraph-properties fo:text-align="start" style:justify-single-word="false"/>
      <style:text-properties style:text-position="0% 100%" style:font-name="Liberation Serif" fo:font-size="12pt" style:font-size-asian="10.5pt" style:font-size-complex="12pt"/>
    </style:style>
    <style:style style:name="P21" style:family="paragraph" style:parent-style-name="Table_20_Contents" style:list-style-name="L6">
      <style:paragraph-properties fo:text-align="start" style:justify-single-word="false"/>
      <style:text-properties style:text-position="0% 100%" style:font-name="Liberation Serif" fo:font-size="12pt" style:font-name-asian="WenQuanYi Micro Hei" style:font-size-asian="10.5pt" style:font-name-complex="Lohit Hindi" style:font-size-complex="12pt"/>
    </style:style>
    <style:style style:name="P22" style:family="paragraph" style:parent-style-name="Table_20_Contents" style:list-style-name="L7">
      <style:paragraph-properties fo:text-align="start" style:justify-single-word="false"/>
      <style:text-properties style:text-position="0% 100%" style:font-name="Liberation Serif" fo:font-size="12pt" style:font-name-asian="WenQuanYi Micro Hei" style:font-size-asian="10.5pt" style:font-name-complex="Lohit Hindi" style:font-size-complex="12pt"/>
    </style:style>
    <style:style style:name="P23" style:family="paragraph" style:parent-style-name="Table_20_Contents" style:list-style-name="L9">
      <style:paragraph-properties fo:text-align="start" style:justify-single-word="false"/>
      <style:text-properties style:text-position="0% 100%" style:font-name="Liberation Serif1" fo:font-size="12pt" style:font-size-asian="10.5pt" style:font-size-complex="12pt"/>
    </style:style>
    <style:style style:name="P24" style:family="paragraph" style:parent-style-name="Table_20_Contents" style:list-style-name="L2">
      <style:paragraph-properties fo:text-align="start" style:justify-single-word="false"/>
      <style:text-properties fo:font-size="12pt" style:font-size-asian="10.5pt" style:font-size-complex="12pt"/>
    </style:style>
    <style:style style:name="P25" style:family="paragraph" style:parent-style-name="Table_20_Contents" style:list-style-name="L4">
      <style:paragraph-properties fo:text-align="start" style:justify-single-word="false"/>
      <style:text-properties fo:font-size="12pt" style:font-size-asian="10.5pt" style:font-size-complex="12pt"/>
    </style:style>
    <style:style style:name="P26" style:family="paragraph" style:parent-style-name="Table_20_Contents" style:list-style-name="L5">
      <style:paragraph-properties fo:text-align="start" style:justify-single-word="false"/>
      <style:text-properties fo:font-size="12pt" style:font-size-asian="10.5pt" style:font-size-complex="12pt"/>
    </style:style>
    <style:style style:name="P27" style:family="paragraph" style:parent-style-name="Table_20_Contents" style:list-style-name="L6">
      <style:paragraph-properties fo:text-align="start" style:justify-single-word="false"/>
      <style:text-properties style:font-name="Liberation Serif" fo:font-size="12pt" style:font-name-asian="WenQuanYi Micro Hei" style:font-size-asian="10.5pt" style:font-name-complex="Lohit Hindi" style:font-size-complex="12pt"/>
    </style:style>
    <style:style style:name="P28" style:family="paragraph" style:parent-style-name="Table_20_Contents" style:list-style-name="L7">
      <style:paragraph-properties fo:text-align="start" style:justify-single-word="false"/>
      <style:text-properties style:font-name="Liberation Serif" fo:font-size="12pt" style:font-name-asian="WenQuanYi Micro Hei" style:font-size-asian="10.5pt" style:font-name-complex="Lohit Hindi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b 58%" officeooo:rsid="001bfff0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1"/>
    </style:style>
    <style:style style:name="T7" style:family="text">
      <style:text-properties style:text-position="0% 100%" style:font-name="Liberation Serif1" style:font-name-asian="Liberation Serif1" style:font-name-complex="Liberation Serif1"/>
    </style:style>
    <style:style style:name="T8" style:family="text">
      <style:text-properties style:text-position="0% 100%" style:font-name="Liberation Seri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officeooo:rsid="001bfff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idable languages</text:p>
      <text:p text:style-name="P2"/>
      <text:p text:style-name="P9">Decidable problems concerning regular languages(A<text:span text:style-name="T1">DFA</text:span>,<text:span text:style-name="T11"> </text:span>E<text:span text:style-name="T1">DFA</text:span>, EQ<text:span text:style-name="T1">DFA</text:span>, INIFINITY<text:span text:style-name="T1">DFA</text:span>, ALL<text:span text:style-name="T1">DFA</text:span>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roblems</text:p>
          </table:table-cell>
          <table:table-cell table:style-name="Table1.B1" office:value-type="string">
            <text:p text:style-name="P7">Membership question</text:p>
          </table:table-cell>
        </table:table-row>
        <table:table-row>
          <table:table-cell table:style-name="Table1.A2" office:value-type="string">
            <text:p text:style-name="P6">Can a DFA accept a given input?(Acceptance testing)</text:p>
          </table:table-cell>
          <table:table-cell table:style-name="Table1.B2" office:value-type="string">
            <text:p text:style-name="P6">A<text:span text:style-name="T1">DFA </text:span><text:span text:style-name="T5">= {(B, w) | B is a DFA that accepts the input string w}.</text:span></text:p>
            <text:p text:style-name="P10"/>
            <text:p text:style-name="P6"><text:span text:style-name="T5">Does any such given (B, w) belong to A</text:span><text:span text:style-name="T1">DFA</text:span><text:span text:style-name="T5">? Is A</text:span><text:span text:style-name="T1">DFA </text:span><text:span text:style-name="T5">decidable?</text:span></text:p>
            <text:p text:style-name="P10">Yes. Consider the TM below.</text:p>
            <text:p text:style-name="P6"><text:span text:style-name="T5">M</text:span><text:span text:style-name="T1">1</text:span><text:span text:style-name="T5"> = “On input (B, w),</text:span></text:p>
            <text:list xml:id="list674707312" text:style-name="L1">
              <text:list-item>
                <text:p text:style-name="P15">Simulate B on input w</text:p>
              </text:list-item>
              <text:list-item>
                <text:p text:style-name="P15">If simulation ends in an accept state, accept. If it ends in a reject state, reject.</text:p>
              </text:list-item>
              <text:list-item>
                <text:p text:style-name="P15">As w is finite, the simulation does not continue for ever”</text:p>
              </text:list-item>
            </text:list>
          </table:table-cell>
        </table:table-row>
        <table:table-row>
          <table:table-cell table:style-name="Table1.A2" office:value-type="string">
            <text:p text:style-name="P6">Can an NFA accept a given input?(Acceptance testing)</text:p>
          </table:table-cell>
          <table:table-cell table:style-name="Table1.B2" office:value-type="string">
            <text:p text:style-name="P6">A<text:span text:style-name="T1">NFA </text:span><text:span text:style-name="T5">= {(B, w) | B is an NFA that accepts the input string w}.</text:span></text:p>
            <text:p text:style-name="P10"/>
            <text:p text:style-name="P6"><text:span text:style-name="T5">Does any such given (B, w) belong to A</text:span><text:span text:style-name="T1">NFA</text:span><text:span text:style-name="T5">? Is A</text:span><text:span text:style-name="T1">NFA </text:span><text:span text:style-name="T5">decidable?</text:span></text:p>
            <text:p text:style-name="P10">Yes. Consider the TM below.</text:p>
            <text:p text:style-name="P6"><text:span text:style-name="T5">M</text:span><text:span text:style-name="T1">2</text:span><text:span text:style-name="T5"> = “On input (B, w),</text:span></text:p>
            <text:list xml:id="list2025707547" text:style-name="L2">
              <text:list-item>
                <text:p text:style-name="P16">Convert B to its equivalent DFA, D</text:p>
              </text:list-item>
              <text:list-item>
                <text:p text:style-name="P24"><text:span text:style-name="T5">Run TM M</text:span><text:span text:style-name="T1">1 </text:span><text:span text:style-name="T5">on input (D, w)</text:span></text:p>
              </text:list-item>
              <text:list-item>
                <text:p text:style-name="P24"><text:span text:style-name="T5">If M</text:span><text:span text:style-name="T1">1</text:span><text:span text:style-name="T5"> accepts, accepts; otherwise reject”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6">Can a regular expression generate a given string?(Acceptance testing)</text:p>
          </table:table-cell>
          <table:table-cell table:style-name="Table1.B2" office:value-type="string">
            <text:p text:style-name="P6">A<text:span text:style-name="T1">REX </text:span><text:span text:style-name="T5">= { (R, w) | R is a regular expression <text:s/>that generates w}.</text:span></text:p>
            <text:p text:style-name="P10"/>
            <text:p text:style-name="P6"><text:span text:style-name="T5">Does any such given (R, w) belong to A</text:span><text:span text:style-name="T1">REX</text:span><text:span text:style-name="T5">? Is A</text:span><text:span text:style-name="T1">REX </text:span><text:span text:style-name="T5">decidable?</text:span></text:p>
            <text:p text:style-name="P10">Yes. Consider the TM below.</text:p>
            <text:p text:style-name="P6"><text:span text:style-name="T5">M</text:span><text:span text:style-name="T1">3</text:span><text:span text:style-name="T5"> = “On input (R, w),</text:span></text:p>
            <text:list xml:id="list1599051265" text:continue-numbering="true" text:style-name="L2">
              <text:list-item>
                <text:p text:style-name="P16">Convert B to its equivalent NFA, N</text:p>
              </text:list-item>
              <text:list-item>
                <text:p text:style-name="P24"><text:span text:style-name="T5">Run TM M</text:span><text:span text:style-name="T1">2 </text:span><text:span text:style-name="T5">on input (N, w)</text:span></text:p>
              </text:list-item>
              <text:list-item>
                <text:p text:style-name="P24"><text:span text:style-name="T5">If M</text:span><text:span text:style-name="T1">2</text:span><text:span text:style-name="T5"> accepts, accepts; otherwise reject”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6">Can the given DFA accept any string at all?(Emptiness testing)</text:p>
          </table:table-cell>
          <table:table-cell table:style-name="Table1.B2" office:value-type="string">
            <text:p text:style-name="P6">E<text:span text:style-name="T1">DFA</text:span><text:span text:style-name="T5"> = {(A) | A is a DFA and L(A) = </text:span><text:span text:style-name="T6">Ø</text:span><text:span text:style-name="T8">}</text:span></text:p>
            <text:p text:style-name="P11"/>
            <text:p text:style-name="P6"><text:span text:style-name="T8">Does the given DFA belong to E</text:span><text:span text:style-name="T2">DFA</text:span><text:span text:style-name="T8">? Is <text:s/>E</text:span><text:span text:style-name="T2">DFA </text:span><text:span text:style-name="T8">decidable?</text:span></text:p>
            <text:p text:style-name="P11">Yes. Consider the following TM,</text:p>
            <text:p text:style-name="P6"><text:span text:style-name="T8">M</text:span><text:span text:style-name="T2">4</text:span><text:span text:style-name="T8"> = “On input A</text:span></text:p>
            <text:list xml:id="list2071465247" text:style-name="L3">
              <text:list-item>
                <text:p text:style-name="P20">If A has a path between the start state and any final state, reject, else accept.”</text:p>
              </text:list-item>
            </text:list>
          </table:table-cell>
        </table:table-row>
        <table:table-row>
          <table:table-cell table:style-name="Table1.A2" office:value-type="string">
            <text:p text:style-name="P6">Do two given DFA's recognize the same language?(Equality testing)</text:p>
          </table:table-cell>
          <table:table-cell table:style-name="Table1.B2" office:value-type="string">
            <text:p text:style-name="P6">EQ<text:span text:style-name="T1">DFA</text:span><text:span text:style-name="T5"> = {(A, B) | A and B are DFA's such that L(A) = L(B)}</text:span></text:p>
            <text:p text:style-name="P10"/>
            <text:p text:style-name="P6"><text:span text:style-name="T5">Does any given pair of DFA's belong to EQ</text:span><text:span text:style-name="T1">DFA</text:span><text:span text:style-name="T5">? Is EQ</text:span><text:span text:style-name="T1">DFA </text:span><text:span text:style-name="T5">decidable?</text:span></text:p>
            <text:p text:style-name="P10"><text:soft-page-break/>Yes. Consider the following TM,</text:p>
            <text:p text:style-name="P6"><text:span text:style-name="T5">M</text:span><text:span text:style-name="T1">5</text:span><text:span text:style-name="T5"> = “On input A and B,</text:span></text:p>
            <text:list xml:id="list2088665704" text:style-name="L4">
              <text:list-item>
                <text:p text:style-name="P17">Construct a DFA C which accepts the symmetric difference of L(A) and L(B), i.e., it accepts either strings belonging to A or B but not both.</text:p>
              </text:list-item>
              <text:list-item>
                <text:p text:style-name="P25"><text:span text:style-name="T5">Run C on M</text:span><text:span text:style-name="T1">4</text:span><text:span text:style-name="T5">. Note, If A and B are equivalent(L(A) = L(B)), L(C) = <text:s/></text:span><text:span text:style-name="T6">Ø.</text:span></text:p>
              </text:list-item>
              <text:list-item>
                <text:p text:style-name="P25"><text:span text:style-name="T6">Accept if M</text:span><text:span text:style-name="T3">4</text:span><text:span text:style-name="T6"> accepts, reject if M</text:span><text:span text:style-name="T3">4 <text:s/></text:span><text:span text:style-name="T6">rejects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6">Does a given DFA accept an infinite number of strings?(Infinity testing)</text:p>
          </table:table-cell>
          <table:table-cell table:style-name="Table1.B2" office:value-type="string">
            <text:p text:style-name="P6">INFINITY<text:span text:style-name="T1">DFA</text:span><text:span text:style-name="T5"> = {(A) | A is a DFA and L(A) is an infinite language}</text:span></text:p>
            <text:p text:style-name="P10"/>
            <text:p text:style-name="P6"><text:span text:style-name="T5">Does a given DFA belong to INFINITY</text:span><text:span text:style-name="T1">DFA</text:span><text:span text:style-name="T5">? Is INFINITE</text:span><text:span text:style-name="T1">DFA</text:span><text:span text:style-name="T5"> decidable?</text:span></text:p>
            <text:p text:style-name="P10">Yes. Consider the following TM,</text:p>
            <text:p text:style-name="P6"><text:span text:style-name="T5">M</text:span><text:span text:style-name="T1"> </text:span><text:span text:style-name="T5">= “On input of A,</text:span></text:p>
            <text:list xml:id="list209819239" text:style-name="L5">
              <text:list-item>
                <text:p text:style-name="P18">k is the number of states of A</text:p>
              </text:list-item>
              <text:list-item>
                <text:p text:style-name="P18">Construct a DFA B, which accepts all strings with length more than or equal to k.</text:p>
              </text:list-item>
              <text:list-item>
                <text:p text:style-name="P26"><text:span text:style-name="T5">Now construct another DFA C such that L(C) = </text:span><text:span text:style-name="T5"><draw:frame draw:style-name="fr1" draw:name="Object1" text:anchor-type="as-char" svg:y="-0.152in" svg:width="0.9362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  </text:list-item>
              <text:list-item>
                <text:p text:style-name="P18">Now L(C) contains strings only if L(A) contains strings of length k or more which is when L(A) is a infinite language</text:p>
              </text:list-item>
              <text:list-item>
                <text:p text:style-name="P26"><text:span text:style-name="T5">Run C on M</text:span><text:span text:style-name="T1">4</text:span><text:span text:style-name="T5"> which decides if a DFA accepts anything at all. Thus if M</text:span><text:span text:style-name="T1">4</text:span><text:span text:style-name="T5"> accepts, accept; if M</text:span><text:span text:style-name="T1">4 </text:span><text:span text:style-name="T5">rejects, reject”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4">Is a DFA and a regular expression equivalent?</text:p>
          </table:table-cell>
          <table:table-cell table:style-name="Table1.B2" office:value-type="string">
            <text:p text:style-name="P14">EQ<text:span text:style-name="T1">DFA&amp;REG</text:span><text:span text:style-name="T5"> = {(D, R) | D is a DFA and R is a regular expression and L(D) = L(R)}</text:span></text:p>
            <text:p text:style-name="P12"/>
            <text:p text:style-name="P14"><text:span text:style-name="T5">Are a given D and a given R equivalent to one </text:span><text:span text:style-name="T5">another? Is EQ</text:span><text:span text:style-name="T1">DFA&amp;REG </text:span><text:span text:style-name="T5">decidable?</text:span></text:p>
            <text:p text:style-name="P12">Yes. Consider the following TM,</text:p>
            <text:p text:style-name="P12">M = “On an input of a D and an R,</text:p>
            <text:list xml:id="list2006208654" text:style-name="L6">
              <text:list-item>
                <text:p text:style-name="P21">Convert R to a NFA and then to a DFA, N</text:p>
              </text:list-item>
              <text:list-item>
                <text:p text:style-name="P27"><text:span text:style-name="T5">Run D and N on M</text:span><text:span text:style-name="T1">5</text:span><text:span text:style-name="T5">, the TM which decides if D and N are equal</text:span></text:p>
              </text:list-item>
              <text:list-item>
                <text:p text:style-name="P27"><text:span text:style-name="T5">Accept if M</text:span><text:span text:style-name="T1">5</text:span><text:span text:style-name="T5"> accepts; reject if M</text:span><text:span text:style-name="T1">5</text:span><text:span text:style-name="T5"> rejects”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4">Does a given DFA accept all strings which can be formed using an alphabet?</text:p>
          </table:table-cell>
          <table:table-cell table:style-name="Table1.B2" office:value-type="string">
            <text:p text:style-name="P14">ALL<text:span text:style-name="T1">DFA</text:span><text:span text:style-name="T5"> = {(A) | A is a DFA and L(A) = </text:span><text:span text:style-name="T7">∑</text:span><text:span text:style-name="T5">*}</text:span></text:p>
            <text:p text:style-name="P12"/>
            <text:p text:style-name="P14"><text:span text:style-name="T5">Can a given DFA accept all strings over its alphabet? Ia ALL</text:span><text:span text:style-name="T1">DFA</text:span><text:span text:style-name="T5"> decidable?</text:span></text:p>
            <text:p text:style-name="P12">Yes. Consider the following TM,</text:p>
            <text:p text:style-name="P12">M = “On an input of A,</text:p>
            <text:list xml:id="list1152430864" text:style-name="L7">
              <text:list-item>
                <text:p text:style-name="P28"><text:span text:style-name="T5">Construct a DFA, A' which accepts L(A'). Note that this DFA should not </text:span><text:soft-page-break/><text:span text:style-name="T5">accept any string at all if L(A) = </text:span><text:span text:style-name="T7">∑</text:span><text:span text:style-name="T5">*</text:span></text:p>
              </text:list-item>
              <text:list-item>
                <text:p text:style-name="P22">Now run M<text:span text:style-name="T1">4</text:span>, the TMA which decides E<text:span text:style-name="T1">DFA</text:span>,<text:span text:style-name="T1"> </text:span>with A'. if M<text:span text:style-name="T1">4</text:span> accepts, accept; if M<text:span text:style-name="T1">4</text:span> rejects, reject”</text:p>
              </text:list-item>
            </text:list>
          </table:table-cell>
        </table:table-row>
      </table:table>
      <text:p text:style-name="P3"/>
      <text:p text:style-name="P3"/>
      <text:p text:style-name="P8">Decidable problems concerning context-free languages(A<text:span text:style-name="T1">CFG</text:span><text:span text:style-name="T5">, E</text:span><text:span text:style-name="T1">CFG</text:span><text:span text:style-name="T5">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Problems</text:p>
          </table:table-cell>
          <table:table-cell table:style-name="Table2.B1" office:value-type="string">
            <text:p text:style-name="P7">Membership question</text:p>
          </table:table-cell>
        </table:table-row>
        <table:table-row>
          <table:table-cell table:style-name="Table2.A1" office:value-type="string">
            <text:p text:style-name="P6">Can a CFG generate a given string(Acceptance testing)?</text:p>
            <text:p text:style-name="P6"/>
            <text:p text:style-name="P6"><text:span text:style-name="T9">Application </text:span>: This is related to the problem of compiling programming languages. PL's are CFL's.</text:p>
          </table:table-cell>
          <table:table-cell table:style-name="Table2.B1" office:value-type="string">
            <text:p text:style-name="P6">A<text:span text:style-name="T1">CFG</text:span><text:span text:style-name="T5"> = {(G, w) | G is a CFG that accepts w}</text:span></text:p>
            <text:p text:style-name="P10"/>
            <text:p text:style-name="P6"><text:span text:style-name="T5">Does any given (G, w) belong to A</text:span><text:span text:style-name="T1">CFG</text:span><text:span text:style-name="T5">? Is A</text:span><text:span text:style-name="T1">CFG</text:span><text:span text:style-name="T5"> decidable?</text:span></text:p>
            <text:p text:style-name="P10">Yes. Consider the following TM,</text:p>
            <text:p text:style-name="P6"><text:span text:style-name="T5">M</text:span><text:span text:style-name="T1">6 </text:span><text:span text:style-name="T5">= “On input (G, w),</text:span></text:p>
            <text:list xml:id="list125960889" text:style-name="L8">
              <text:list-item>
                <text:p text:style-name="P19">Convert G to its Chomsky normal form, say G'</text:p>
              </text:list-item>
              <text:list-item>
                <text:p text:style-name="P19">List all generations with 2n – 1 steps, where n is the length of w.</text:p>
              </text:list-item>
              <text:list-item>
                <text:p text:style-name="P19">If any of these generate w, accept; if not, reject.”</text:p>
              </text:list-item>
            </text:list>
          </table:table-cell>
        </table:table-row>
        <table:table-row>
          <table:table-cell table:style-name="Table2.A1" office:value-type="string">
            <text:p text:style-name="P6">Can a CFG generate any string at all(Emptiness testing)?</text:p>
          </table:table-cell>
          <table:table-cell table:style-name="Table2.B1" office:value-type="string">
            <text:p text:style-name="P6">E<text:span text:style-name="T1">CFG</text:span><text:span text:style-name="T5"> = {(G) | G is a CFG and L(G) = <text:s/></text:span><text:span text:style-name="T6">Ø}</text:span></text:p>
            <text:p text:style-name="P13"/>
            <text:p text:style-name="P6"><text:span text:style-name="T6">Does any given G belong to E</text:span><text:span text:style-name="T3">CFG</text:span><text:span text:style-name="T6">? Is E</text:span><text:span text:style-name="T3">CFG</text:span><text:span text:style-name="T6"> decidable?</text:span></text:p>
            <text:p text:style-name="P13">Yes. Consider the following TM,</text:p>
            <text:p text:style-name="P6"><text:span text:style-name="T6">M</text:span><text:span text:style-name="T3">7</text:span><text:span text:style-name="T6"> = “On input G,</text:span></text:p>
            <text:list xml:id="list1156680692" text:style-name="L9">
              <text:list-item>
                <text:p text:style-name="P23">If there is a generation rule with the start symbol leading to a string of terminals, reject; else accept.”</text:p>
              </text:list-item>
            </text:list>
          </table:table-cell>
        </table:table-row>
      </table:table>
      <text:p text:style-name="P3"/>
      <text:p text:style-name="P4"/>
      <text:p text:style-name="P5">Other decidable problem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Problems</text:p>
          </table:table-cell>
          <table:table-cell table:style-name="Table3.B1" office:value-type="string">
            <text:p text:style-name="P7">Membership question</text:p>
          </table:table-cell>
        </table:table-row>
        <table:table-row>
          <table:table-cell table:style-name="Table3.A2" office:value-type="string">
            <text:p text:style-name="P14">Can a given DPDA accept infinite number of strings?</text:p>
          </table:table-cell>
          <table:table-cell table:style-name="Table3.B2" office:value-type="string">
            <text:p text:style-name="P12">INFINITE<text:span text:style-name="T1">DPDA</text:span> = { D | D is a DPDA which can accept an infinite number of strings }</text:p>
            <text:p text:style-name="P12"/>
            <text:p text:style-name="P12">Does the given DPDA, D, belong to INFINITE<text:span text:style-name="T1">DPDA</text:span>? Is INFINITE<text:span text:style-name="T1">DPDA </text:span>decidable?</text:p>
            <text:p text:style-name="P12">Yes.</text:p>
            <text:p text:style-name="P12">Convert the DPDA into a CFG. Check if the CFG has a recursive production of the form A →<text:span text:style-name="T10">+</text:span> uAv. If there is then the DPDA can accept an infinite number of strings. Else no.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4">A = { &lt;M&gt; | M is a DFA which doesn't accept any string containing an odd number of 1's}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4">A = { &lt;R, S&gt; | R and S are regular expressions and <draw:frame draw:style-name="fr1" draw:name="Object2" text:anchor-type="as-char" svg:y="-0.152in" svg:width="0.9063in" svg:height="0.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}</text:p>
          </table:table-cell>
        </table:table-row>
        <table:table-row>
          <table:table-cell table:style-name="Table3.A2" office:value-type="string">
            <text:p text:style-name="P14">Can a given CFG generate some string in 1<text:span text:style-name="T10">*</text:span><text:span text:style-name="T5"> ?</text:span></text:p>
          </table:table-cell>
          <table:table-cell table:style-name="Table3.B2" office:value-type="string">
            <text:p text:style-name="P14">A = { &lt;G&gt; | G is a CFG over {0, 1}and <text:soft-page-break/><draw:frame draw:style-name="fr1" draw:name="Object3" text:anchor-type="as-char" svg:y="-0.172in" svg:width="0.9346in" svg:height="0.2201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5">}</text:span></text:p>
          </table:table-cell>
        </table:table-row>
        <table:table-row>
          <table:table-cell table:style-name="Table3.A2" office:value-type="string">
            <text:p text:style-name="P14">Can a given CFG generate all strings in 1<text:span text:style-name="T10">*</text:span><text:span text:style-name="T5">?</text:span></text:p>
          </table:table-cell>
          <table:table-cell table:style-name="Table3.B2" office:value-type="string">
            <text:p text:style-name="P14">A = { G | G is a CFG over {0, 1}and <draw:frame draw:style-name="fr1" draw:name="Object4" text:anchor-type="as-char" svg:y="-0.172in" svg:width="0.7146in" svg:height="0.2201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5">}</text:span></text:p>
          </table:table-cell>
        </table:table-row>
        <table:table-row>
          <table:table-cell table:style-name="Table3.A2" office:value-type="string">
            <text:p text:style-name="P14">Can a given regular expression generate atleast one string with 111 as the substring?</text:p>
          </table:table-cell>
          <table:table-cell table:style-name="Table3.B2" office:value-type="string">
            <text:p text:style-name="P14">A = { &lt;R&gt; | R is a RE with atleast on string s = w111y}</text:p>
          </table:table-cell>
        </table:table-row>
        <table:table-row>
          <table:table-cell table:style-name="Table3.A2" office:value-type="string">
            <text:p text:style-name="P14">Can a given DFA that accepts a string also accept its reverse?</text:p>
          </table:table-cell>
          <table:table-cell table:style-name="Table3.B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4"/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2-01T15:22:00</meta:creation-date>
    <dc:date>2013-02-01T16:06:25</dc:date>
    <dc:creator>Kempa </dc:creator>
    <meta:editing-duration>P1DT11H50M59S</meta:editing-duration>
    <meta:editing-cycles>58</meta:editing-cycles>
    <meta:generator>LibreOffice/3.6$Linux_x86 LibreOffice_project/360m1$Build-2</meta:generator>
    <meta:document-statistic meta:table-count="3" meta:image-count="0" meta:object-count="4" meta:page-count="4" meta:paragraph-count="102" meta:word-count="1075" meta:character-count="5274" meta:non-whitespace-character-count="4318"/>
  </office:meta>
</office:document-meta>
</file>

<file path=Object 1/content.xml><?xml version="1.0" encoding="utf-8"?>
<math xmlns="http://www.w3.org/1998/Math/MathML">
  <semantics>
    <mrow>
      <mi>L</mi>
      <mrow>
        <mrow>
          <mo stretchy="false">(</mo>
          <mrow>
            <mi>A</mi>
          </mrow>
          <mo stretchy="false">)</mo>
        </mrow>
        <mo stretchy="false">∩</mo>
        <mi>L</mi>
      </mrow>
      <mrow>
        <mo stretchy="false">(</mo>
        <mrow>
          <mi>B</mi>
        </mrow>
        <mo stretchy="false">)</mo>
      </mrow>
    </mrow>
    <annotation encoding="StarMath 5.0">L(A) intersection L(B)</annotation>
  </semantics>
</math>
</file>

<file path=Object 2/content.xml><?xml version="1.0" encoding="utf-8"?>
<math xmlns="http://www.w3.org/1998/Math/MathML">
  <semantics>
    <mrow>
      <mi>L</mi>
      <mrow>
        <mrow>
          <mo stretchy="false">(</mo>
          <mrow>
            <mi>R</mi>
          </mrow>
          <mo stretchy="false">)</mo>
        </mrow>
        <mo stretchy="false">⊆</mo>
        <mi>L</mi>
      </mrow>
      <mrow>
        <mo stretchy="false">(</mo>
        <mrow>
          <mi>S</mi>
        </mrow>
        <mo stretchy="false">)</mo>
      </mrow>
    </mrow>
    <annotation encoding="StarMath 5.0">L(R) subseteq L(S)</annotation>
  </semantics>
</math>
</file>

<file path=Object 3/content.xml><?xml version="1.0" encoding="utf-8"?>
<math xmlns="http://www.w3.org/1998/Math/MathML">
  <semantics>
    <mrow>
      <mrow>
        <msup>
          <mn>1</mn>
          <mtext>*</mtext>
        </msup>
        <mo stretchy="false">∩</mo>
        <mi>L</mi>
      </mrow>
      <mrow>
        <mrow>
          <mo stretchy="false">(</mo>
          <mrow>
            <mi>C</mi>
          </mrow>
          <mo stretchy="false">)</mo>
        </mrow>
        <mo stretchy="false">≠</mo>
        <mn>0</mn>
      </mrow>
    </mrow>
    <annotation encoding="StarMath 5.0">1^"*" intersection L(C) neq 0</annotation>
  </semantics>
</math>
</file>

<file path=Object 4/content.xml><?xml version="1.0" encoding="utf-8"?>
<math xmlns="http://www.w3.org/1998/Math/MathML">
  <semantics>
    <mrow>
      <mrow>
        <msup>
          <mn>1</mn>
          <mtext>*</mtext>
        </msup>
        <mo stretchy="false">⊆</mo>
        <mi>L</mi>
      </mrow>
      <mrow>
        <mo stretchy="false">(</mo>
        <mrow>
          <mi>C</mi>
        </mrow>
        <mo stretchy="false">)</mo>
      </mrow>
    </mrow>
    <annotation encoding="StarMath 5.0">1^"*" subseteq L(C)</annotation>
  </semantics>
</math>
</file>